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justify" style:justify-single-word="false" fo:break-before="auto" fo:break-after="auto" style:writing-mode="lr-tb"/>
    </style:style>
    <style:style style:name="P3" style:family="paragraph" style:parent-style-name="Standard">
      <style:paragraph-properties fo:margin-left="0cm" fo:margin-right="0cm" fo:line-height="115%" fo:text-align="justify" style:justify-single-word="false" fo:text-indent="0.953cm" style:auto-text-indent="false" fo:break-before="auto" fo:break-after="auto" style:writing-mode="lr-tb"/>
    </style:style>
    <style:style style:name="P4" style:family="paragraph" style:parent-style-name="Standard">
      <style:paragraph-properties fo:margin-left="0cm" fo:margin-right="0cm" fo:line-height="115%" fo:text-align="justify" style:justify-single-word="false" fo:text-indent="0.953cm" style:auto-text-indent="false" fo:break-before="auto" fo:break-after="auto" style:writing-mode="lr-tb"/>
    </style:style>
    <style:style style:name="P5" style:family="paragraph" style:parent-style-name="Standard" style:master-page-name="Standard">
      <style:paragraph-properties fo:line-height="115%" fo:text-align="justify" style:justify-single-word="false" style:page-number="auto" fo:break-before="auto" fo:break-after="auto" style:writing-mode="lr-tb"/>
    </style:style>
    <style:style style:name="P6" style:family="paragraph">
      <style:paragraph-properties fo:margin-left="0cm" fo:margin-right="0cm" fo:margin-top="0cm" fo:margin-bottom="0cm" fo:line-height="100%" fo:text-align="start" fo:text-indent="0cm" style:writing-mode="lr-tb"/>
    </style:style>
    <style:style style:name="T1" style:family="text">
      <style:text-properties fo:color="#1155cc" style:text-underline-style="solid" style:text-underline-width="auto" style:text-underline-color="font-color"/>
    </style:style>
    <style:style style:name="T2"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y Little Kanon</text:p>
      <text:p text:style-name="P2">Czyli kilka refleksji na temat kanonu MLP</text:p>
      <text:p text:style-name="P2"/>
      <text:p text:style-name="P2"><text:s/></text:p>
      <text:p text:style-name="P3">W trakcie swoich badań nad kanonem MLP (będę złośliwie używał tego określenia) wielokrotnie spotykałem się z opinią, że w przypadku kreskówki dla dzieci nie warto głębiej wnikać w świat przedstawiony. Wszak to pozycja niepoważna i bardzo niekonsekwentnie prowadzona, pełna sprzeczności i brutalnych uproszczeń, a wszelkie próby porównania tego z naszym światem są z góry skazane na porażkę.</text:p>
      <text:p text:style-name="P3">Pragnę nie zgodzić się z takim tokiem rozumowania, choć ma on w sobie sporo słuszności. Jednak nie dość dużo, aby całkowicie przekreślało to zasadność zanurkowania w kanonie i jego roztrząsania. Abstrahuję tutaj od kwestii, że żyjemy w wolnym kraju i każdy ma prawo bawić się kucykami, jak mu się podoba… o tym niestety często się zapomina, przez co niektórzy mówią innym, jak mają żyć.</text:p>
      <text:p text:style-name="P3">Pomyślmy, jaki ten kanon w ogóle jest.</text:p>
      <text:p text:style-name="P3">Wracając do tematu, kanon serialu można podzielić na kilka okresów. Tak, taksonomie i typologie to ukryta, brudna pasja archeologów, ale to naprawdę czasami pomaga w życiu. Podstawowym kryterium są sezony, aczkolwiek tutaj uprościłbym sprawę do podziału na:</text:p>
      <text:p text:style-name="P3">Sezon I, gdzie produkt był jeszcze mocno prototypowy, nie dbał zbytnio o większość detali, twórcy uczyli się i oswajali z własnym uniwersum. W ekipie była Lauren Faust, której osobiste poglądy i decyzje posiadały duże znaczenie. Serial jako film familijny miał przede wszystkim uczyć dzieci, a dorośli raczej towarzyszyli pociechom, wyłapując różne podteksty tu i ówdzie, a także nawiązania do ich świata.</text:p>
      <text:p text:style-name="P3">Sezony II-V, gdzie Lauren Faust zaczęła tracić na znaczeniu, aż odeszła z ekipy; pojawił się fandom, rodzice już nie tyle towarzyszyli dzieciom, co sami stali się prawdziwymi widzami. Ogromnej poprawie uległa animacja, jej dynamika, postacie również nabrały bardziej wyrazistego charakteru. Pojawiły się elementy grozy, przemocy, a także problemów całkiem przerażających, jak motyw sieroctwa czy wykluczenia z rodziny. No i mieliśmy niedawno temu odcinek Slice of Life, czyli jednorazowy skok w bok, zrobiony absolutnie i całkowicie z myślą o dorosłych fanach, zawierający cały zestaw głupot, które serwuje internetowa społeczność. Coś takiego było możliwe dopiero później.</text:p>
      <text:p text:style-name="P3"/>
      <text:p text:style-name="P3"><text:a xlink:type="simple" xlink:href="http://sta.sh/04wayh084eu" text:style-name="Internet_20_link" text:visited-style-name="Visited_20_Internet_20_Link">http</text:a><text:a xlink:type="simple" xlink:href="http://sta.sh/04wayh084eu" text:style-name="Internet_20_link" text:visited-style-name="Visited_20_Internet_20_Link">://</text:a><text:a xlink:type="simple" xlink:href="http://sta.sh/04wayh084eu" text:style-name="Internet_20_link" text:visited-style-name="Visited_20_Internet_20_Link">sta</text:a><text:a xlink:type="simple" xlink:href="http://sta.sh/04wayh084eu" text:style-name="Internet_20_link" text:visited-style-name="Visited_20_Internet_20_Link">.</text:a><text:a xlink:type="simple" xlink:href="http://sta.sh/04wayh084eu" text:style-name="Internet_20_link" text:visited-style-name="Visited_20_Internet_20_Link">sh</text:a><text:a xlink:type="simple" xlink:href="http://sta.sh/04wayh084eu" text:style-name="Internet_20_link" text:visited-style-name="Visited_20_Internet_20_Link">/04</text:a><text:a xlink:type="simple" xlink:href="http://sta.sh/04wayh084eu" text:style-name="Internet_20_link" text:visited-style-name="Visited_20_Internet_20_Link">wayh</text:a><text:a xlink:type="simple" xlink:href="http://sta.sh/04wayh084eu" text:style-name="Internet_20_link" text:visited-style-name="Visited_20_Internet_20_Link">084</text:a><text:a xlink:type="simple" xlink:href="http://sta.sh/04wayh084eu" text:style-name="Internet_20_link" text:visited-style-name="Visited_20_Internet_20_Link">eu</text:a></text:p>
      <text:p text:style-name="P3">Kadr z odcinka „The Cutie Mark Chronicles/Z Kronik Ligi Zaczkowej”. Widać tutaj zezowatą Derpy (czerwona strzałka), a na diabelskim młynie widzimy kilka małowyraźnym postaci mogących być klonami Derpy (zielona strzałka). Tutaj zez jest już trudny do zobaczenia, chyba go nie ma. Ten element tła nie został zedytowany w późniejszym etapie produkcyjnym.</text:p>
      <text:p text:style-name="P3"><text:s/></text:p>
      <text:p text:style-name="P3">Jestem zadeklarowanym przeciwnikiem uznania, że serial jest robiony pod fandom (poza wiadomym odcinkiem). Udowodnić to można ekonomicznie i społecznie, lecz na pewno widzimy elementy fandomowe, czyli odniesienia do jego twórczości (jak chociażby memy), a także <office:annotation><dc:date>0000-00-00T00:00:00</dc:date><text:p text:style-name="P6"><text:span text:style-name="T2">Zez u Derpy nie był pomysłem fandomu - to wystąpiło jako błąd animacji. Pomysłem fandomu jest imię "Derpy Hooves" - oryginalnie postać z tego co wiem miała się nazywać Ditzy Doo. I chyba nadal występuję jako taka - w opowiadaniach często można spotkać "Ditzy Doo" jako prawdziwe imię tej postaci a "Derpy Hooves" jako jej przydomek używane równocześnie.</text:span></text:p><text:p text:style-name="P6"/><text:p text:style-name="P6"><text:span text:style-name="T2">W sumie myślę, że o to Ci chodziło, ale jest to tak sformułowane, że może bardzo łatwo czytelnika wprowadzić w błąd.</text:span></text:p></office:annotation><office:annotation><dc:date>0000-00-00T00:00:00</dc:date><text:p text:style-name="P6"><text:span text:style-name="T2">Pomysłem fandomu jest, żeby zez został utrwalony na stałe, że to prawdziwy element tej postaci</text:span></text:p></office:annotation>ukłony w stronę fandomowych pomysłów typu wprowadzenie na stałe zezu u Derpy (co pojawia się już w I sezonie!). Lauren Faust jako feministka z jednej strony przyznawała, że nigdy nie <text:soft-page-break/>projektowała kreskówki z myślą o stereotypowych, pięcioletnich dziewczynkach, a z drugiej strony męskie postacie w I sezonie są rzadkie i niekoniecznie pozytywne.</text:p>
      <text:p text:style-name="P3"/>
      <text:p text:style-name="P3">Od II sezonu coraz częściej widzieliśmy sceny i motywy zdecydowanie wykraczające poza amerykański kanon tematyki dziecięcej. O ile w skandynawskiej bajce dla dzieci wszystkie chwyty są dozwolone, o tyle w Ameryce nie ma tego przyzwolenia. Psychoza Fluttershy z Hurricane Fluttershy/Huraganowa Fluttershy to już niezła jazda po bandzie. Młodsze rodzeństwo znajomych bronies przyznawało, że Chrysalis wyglądała szczerze przerażająco.</text:p>
      <text:p text:style-name="P3"/>
      <text:p text:style-name="P3">Wymieniać można jeszcze długo. Tymi akapitami chciałem zaznaczyć różnice między tymi dwoma okresami. Ale do czego dążę?</text:p>
      <text:p text:style-name="P3"/>
      <text:p text:style-name="P3">Pierwszy sezon w wielu miejscach gryzie się z pozostałymi. Postaciom zmieniają się znaczki, nie istniała zasada ustalająca kolor magii u jednorożców, kucyki tła nie miały wymyślonych i uporządkowanych powiązań rodzinnych (w tym tzw. „shipów”). Problem pojawiał się też w kwestii charakterów postaci, wszak Big Mac w Applebuck Season/Sezon na Jabłka jest całkiem elokwentny, a Fluttershy okazuje się o rok starsza, niż Pinkie Pie, co jest faktem póki co bez pokrycia, który nie został wykorzystany w jakikolwiek sposób.</text:p>
      <text:p text:style-name="P3"/>
      <text:p text:style-name="P3">Jak mówiłem, pierwszy sezon był mocno prototypowy. To jak gra, która jeszcze nie dostała pierwszego patcha. Sprawdza się, co się widzom podoba, co nie, jak to działa i czy np. taki, a nie inny Big Macintosh jest atrakcyjny. Każdy, kto tworzył uniwersum do fanfika lub pisał coś dłuższego też na pewno wielokrotnie zmieniał nawet całkiem fundamentalne koncepcje. Jeśli publikujemy naszą pracę w odcinkach, to wtedy jest już nierzadko za późno i musimy albo zrezygnować, albo zacisnąć zęby i liczyć na to, że czytelnicy nie zauważą (a zauważają zawsze).</text:p>
      <text:p text:style-name="P3"/>
      <text:p text:style-name="P3">To wyjaśnia wiele niekonsekwencji i tłumaczy, czemu warto na nie patrzeć przez palce. To, że w pierwszym sezonie Rarity ma białą magię nie znaczy, że to jest niezbijany element kanonu. Dopiero potem twórcy wpadli na pomysł, aby dostosować jej kolor do tęczówek.</text:p>
      <text:p text:style-name="P3">Opracowując tak duży produkt jak nowe uniwersum, każdy twórca musi ustalić i spisać sobie pewien zbiór prawd i schematów dotyczących jego świata. Od rzeczy elementarnych, jak to, czy kucyki będą spać w łóżkach, czy w stajni, czy jedzą trawę lub lody, aż po szczegóły, jak pokrewieństwa, związki i detale z życia. Im dalej w serial, tym takich rzeczy jest więcej i można zauważyć tendencję do ich przestrzegania. Tutaj oczywiście pojawia się wiele kontrprzykładów, jednak rzeczy istotne i ważne jako tako trzymają się kupy.</text:p>
      <text:p text:style-name="P3"/>
      <text:p text:style-name="P3">Wiele osób zarzuca serialowi, że postacie z odcinka na odcinek są inne, miejsca się zmieniają i tutaj konsekwencja leży na całej linii. To oczywiście częściowo są błędy, np. biblioteka Twilight wędruje po całym Ponyville bez ładu i składu. Lecz istnieje też wytłumaczenie części zmian.</text:p>
      <text:p text:style-name="P3"><text:a xlink:type="simple" xlink:href="http://sta.sh/0lu4a7ibfrb" text:style-name="Internet_20_link" text:visited-style-name="Visited_20_Internet_20_Link">http</text:a><text:a xlink:type="simple" xlink:href="http://sta.sh/0lu4a7ibfrb" text:style-name="Internet_20_link" text:visited-style-name="Visited_20_Internet_20_Link">://</text:a><text:a xlink:type="simple" xlink:href="http://sta.sh/0lu4a7ibfrb" text:style-name="Internet_20_link" text:visited-style-name="Visited_20_Internet_20_Link">sta</text:a><text:a xlink:type="simple" xlink:href="http://sta.sh/0lu4a7ibfrb" text:style-name="Internet_20_link" text:visited-style-name="Visited_20_Internet_20_Link">.</text:a><text:a xlink:type="simple" xlink:href="http://sta.sh/0lu4a7ibfrb" text:style-name="Internet_20_link" text:visited-style-name="Visited_20_Internet_20_Link">sh</text:a><text:a xlink:type="simple" xlink:href="http://sta.sh/0lu4a7ibfrb" text:style-name="Internet_20_link" text:visited-style-name="Visited_20_Internet_20_Link">/0</text:a><text:a xlink:type="simple" xlink:href="http://sta.sh/0lu4a7ibfrb" text:style-name="Internet_20_link" text:visited-style-name="Visited_20_Internet_20_Link">lu</text:a><text:a xlink:type="simple" xlink:href="http://sta.sh/0lu4a7ibfrb" text:style-name="Internet_20_link" text:visited-style-name="Visited_20_Internet_20_Link">4</text:a><text:a xlink:type="simple" xlink:href="http://sta.sh/0lu4a7ibfrb" text:style-name="Internet_20_link" text:visited-style-name="Visited_20_Internet_20_Link">a</text:a><text:a xlink:type="simple" xlink:href="http://sta.sh/0lu4a7ibfrb" text:style-name="Internet_20_link" text:visited-style-name="Visited_20_Internet_20_Link">7</text:a><text:a xlink:type="simple" xlink:href="http://sta.sh/0lu4a7ibfrb" text:style-name="Internet_20_link" text:visited-style-name="Visited_20_Internet_20_Link">ibfrb</text:a></text:p>
      <text:p text:style-name="P3"><text:a xlink:type="simple" xlink:href="https://derpibooru.org/616967" text:style-name="Internet_20_link" text:visited-style-name="Visited_20_Internet_20_Link">https</text:a><text:a xlink:type="simple" xlink:href="https://derpibooru.org/616967" text:style-name="Internet_20_link" text:visited-style-name="Visited_20_Internet_20_Link">://</text:a><text:a xlink:type="simple" xlink:href="https://derpibooru.org/616967" text:style-name="Internet_20_link" text:visited-style-name="Visited_20_Internet_20_Link">derpibooru</text:a><text:a xlink:type="simple" xlink:href="https://derpibooru.org/616967" text:style-name="Internet_20_link" text:visited-style-name="Visited_20_Internet_20_Link">.</text:a><text:a xlink:type="simple" xlink:href="https://derpibooru.org/616967" text:style-name="Internet_20_link" text:visited-style-name="Visited_20_Internet_20_Link">org</text:a><text:a xlink:type="simple" xlink:href="https://derpibooru.org/616967" text:style-name="Internet_20_link" text:visited-style-name="Visited_20_Internet_20_Link">/616967</text:a></text:p>
      <text:p text:style-name="P3">Blueblood w I i IV sezonie. Ta sama postać, ale koncepcja znaczka się zmieniła.</text:p>
      <text:p text:style-name="P3"><text:soft-page-break/></text:p>
      <text:p text:style-name="P3">W tym miejscu warto przejść do charakterów postaci, których rozwój jest widoczny od pierwszych odcinków. Mane 6 wciąż zaciska więzi między sobą, dziewczyny dorastają. Wyjątkiem jest Spike, który definitywnie cofa się w rozwoju. Kto nie lubi tej postaci i uważa smoka za głupka, niech obejrzy sobie pierwszy sezon, gdzie pełnił on rolę męskiego głosu rozsądku dla nieco histerycznej Twilight. Czarodziejka ogarnęła się, Spike stracił własną funkcję.</text:p>
      <text:p text:style-name="P3"/>
      <text:p text:style-name="P3">Kanon jest bardzo plastyczny, potrafi wiele wchłonąć i dać od siebie. Od magii przez historię do nawiązań do innych elementów kultury czy popkultury. Twórcy umiejętnie żonglują motywami, dzięki czemu wytłumaczalne jest w nim właściwie wszystko. Owszem, to może drażnić, tak jak mi nie spodobał się portal do innego wymiaru w Make New Friends But Keep Discord, lecz wielu innym widzom to nie przeszkadzało. Zarówno charakter świata, jak i samej magii w Equestrii potrafi umiejscowić i wytłumaczyć wszystko, choć oczywiście podlega to ocenie.</text:p>
      <text:p text:style-name="P3"/>
      <text:p text:style-name="P3">Nieraz prowadziłem dyskusje, czy na pewno jest w stanie tolerować każdy wymysł. Przykładowo, są osoby, które absolutnie nie zgadzają się z koncepcją crossovera MLP x II wojna światowa, tłumacząc, że te tematy leżą zbyt daleko od siebie. Tak samo Fallout: Equestria cieszy się z jednej strony gigantyczną rzeszą fanów, ale z drugiej wielu bronies nie rozumie, jak można mieszać elementy tych dwóch uniwersów.</text:p>
      <text:p text:style-name="P3">Cóż, biorąc pod uwagę, że w Make New Friends But Keep Discord widzieliśmy już nawet inne, skarpetkowe wymiary, to dyskusja staje się coraz bardziej jałowa. Kanonicznie w MLP w każdej chwili możemy spodziewać się zarówno Misia Uszatka, jak i Kapitana Bomby.</text:p>
      <text:p text:style-name="P3"/>
      <text:p text:style-name="P3"><text:a xlink:type="simple" xlink:href="http://sta.sh/01a0u6d1vvg1" text:style-name="Internet_20_link" text:visited-style-name="Visited_20_Internet_20_Link">http</text:a><text:a xlink:type="simple" xlink:href="http://sta.sh/01a0u6d1vvg1" text:style-name="Internet_20_link" text:visited-style-name="Visited_20_Internet_20_Link">://</text:a><text:a xlink:type="simple" xlink:href="http://sta.sh/01a0u6d1vvg1" text:style-name="Internet_20_link" text:visited-style-name="Visited_20_Internet_20_Link">sta</text:a><text:a xlink:type="simple" xlink:href="http://sta.sh/01a0u6d1vvg1" text:style-name="Internet_20_link" text:visited-style-name="Visited_20_Internet_20_Link">.</text:a><text:a xlink:type="simple" xlink:href="http://sta.sh/01a0u6d1vvg1" text:style-name="Internet_20_link" text:visited-style-name="Visited_20_Internet_20_Link">sh</text:a><text:a xlink:type="simple" xlink:href="http://sta.sh/01a0u6d1vvg1" text:style-name="Internet_20_link" text:visited-style-name="Visited_20_Internet_20_Link">/01</text:a><text:a xlink:type="simple" xlink:href="http://sta.sh/01a0u6d1vvg1" text:style-name="Internet_20_link" text:visited-style-name="Visited_20_Internet_20_Link">a</text:a><text:a xlink:type="simple" xlink:href="http://sta.sh/01a0u6d1vvg1" text:style-name="Internet_20_link" text:visited-style-name="Visited_20_Internet_20_Link">0</text:a><text:a xlink:type="simple" xlink:href="http://sta.sh/01a0u6d1vvg1" text:style-name="Internet_20_link" text:visited-style-name="Visited_20_Internet_20_Link">u</text:a><text:a xlink:type="simple" xlink:href="http://sta.sh/01a0u6d1vvg1" text:style-name="Internet_20_link" text:visited-style-name="Visited_20_Internet_20_Link">6</text:a><text:a xlink:type="simple" xlink:href="http://sta.sh/01a0u6d1vvg1" text:style-name="Internet_20_link" text:visited-style-name="Visited_20_Internet_20_Link">d</text:a><text:a xlink:type="simple" xlink:href="http://sta.sh/01a0u6d1vvg1" text:style-name="Internet_20_link" text:visited-style-name="Visited_20_Internet_20_Link">1</text:a><text:a xlink:type="simple" xlink:href="http://sta.sh/01a0u6d1vvg1" text:style-name="Internet_20_link" text:visited-style-name="Visited_20_Internet_20_Link">vvg</text:a><text:a xlink:type="simple" xlink:href="http://sta.sh/01a0u6d1vvg1" text:style-name="Internet_20_link" text:visited-style-name="Visited_20_Internet_20_Link">1</text:a></text:p>
      <text:p text:style-name="P3">My Little Pony kanonicznie miesza się chyba ze wszystkim...</text:p>
      <text:p text:style-name="P3"/>
      <text:p text:style-name="P3">Skoro już mówimy o kanonach kreowanych przez fanów, to warto zwrócić uwagę, że taki Fallout: Equestria i podobne wynalazki wcale nie są aż tak bardzo oderwane od serialowej rzeczywistości. Oczywiście główne koncepty są wymyślone, ale takie detale jak istnienie broni palnej, zagadkowe zachowania niektórych postaci i ich przygody pojawiają się w serialu. Gdzieniegdzie fandom wyprzedził kanon, a gdzie indziej wyciągnął jakiś drobny fakt i rozbudował (jak to ma w zwyczaju) do potężnej formy. Posłużę się autorskim przykładem: w Kryształowym Oblężeniu Rainbow Dash ma problemy z alkoholem. Już odcinek The Super Speed Squeeze Cider 6000/Super Szybki Wyciskacz Soku 6000 daje do myślenia, a sezon IV i przygody Rainbow z cydrem potwierdzają, że pomysł ma swoje umocowanie.</text:p>
      <text:p text:style-name="P3"/>
      <text:p text:style-name="P3">Podsumowując, kanon MLP zaskakuje pod wieloma względami. Cechuje go nie tylko ogromna tolerancja dla nawet odjechanych i odległych od różowego archetypu pomysłów, ale także zaskakująca konsekwencja. Mam tutaj na myśli szczególnie późniejsze serie, gdyż I sezon był prototypem, pilotem. Oczywiście widzimy wiele rzeczy, które nie pasują… ale warto mieć na uwadze, że nierzadko jest to tylko nasze wrażeni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Windows_x86 LibreOffice_project/88805f81e9fe61362df02b9941de8e38a9b5fd16</meta:generator>
    <dc:title/>
    <meta:initial-creator/>
    <meta:editing-cycles>2</meta:editing-cycles>
    <dc:date>2015-07-12T23:20:37.355000000</dc:date>
    <meta:editing-duration>PT1H31M15S</meta:editing-duration>
    <meta:document-statistic meta:table-count="0" meta:image-count="0" meta:object-count="0" meta:page-count="3" meta:paragraph-count="31" meta:word-count="1328" meta:character-count="8921" meta:non-whitespace-character-count="7620"/>
  </office:meta>
</office:document-meta>
</file>